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BlinkMacSystemFont, 'Segoe UI', Roboto, Oxygen, Ubuntu, Cantarell, 'Droid Sans', 'Helvetica Neue', BlinkMacSystemFont, 'Segoe UI', Roboto, Oxygen, Ubuntu, Cantarell, 'Fira Sans', 'Droid Sans', 'Helvetica Neue', sans-serif"/>
  </office:font-face-decls>
  <office:automatic-styles>
    <style:style style:name="P1" style:family="paragraph" style:parent-style-name="Heading_20_1">
      <style:paragraph-properties fo:margin-top="0cm" fo:margin-bottom="0.291cm" style:contextual-spacing="false" fo:padding="0cm" fo:border="none"/>
      <style:text-properties fo:color="#212338" loext:opacity="100%" style:font-name="system-ui" fo:font-size="27pt" fo:font-weight="bold"/>
    </style:style>
    <style:style style:name="P2" style:family="paragraph" style:parent-style-name="Heading_20_2">
      <style:paragraph-properties fo:margin-top="0.582cm" fo:margin-bottom="0.291cm" style:contextual-spacing="false" fo:padding="0cm" fo:border="none"/>
      <style:text-properties fo:color="#212338" loext:opacity="100%" style:font-name="system-ui" fo:font-size="19.5pt"/>
    </style:style>
    <style:style style:name="P3" style:family="paragraph" style:parent-style-name="Heading_20_3">
      <style:paragraph-properties fo:margin-top="0.582cm" fo:margin-bottom="0.291cm" style:contextual-spacing="false" fo:padding="0cm" fo:border="none"/>
      <style:text-properties fo:font-variant="normal" fo:text-transform="none" fo:color="#212338" loext:opacity="100%" style:font-name="system-ui" fo:font-size="18pt" fo:font-style="normal"/>
    </style:style>
    <style:style style:name="P4" style:family="paragraph" style:parent-style-name="Preformatted_20_Text">
      <loext:graphic-properties draw:fill="solid" draw:fill-color="#23241f" draw:opacity="100%"/>
      <style:paragraph-properties fo:margin-top="0.132cm" fo:margin-bottom="0.132cm" style:contextual-spacing="false" fo:line-height="172%" fo:background-color="#23241f" fo:padding-left="0.265cm" fo:padding-right="0cm" fo:padding-top="0.132cm" fo:padding-bottom="0.132cm" fo:border-left="0.06pt solid #e4e5e6" fo:border-right="none" fo:border-top="0.06pt solid #e4e5e6" fo:border-bottom="0.06pt solid #e4e5e6"/>
      <style:text-properties fo:color="#f8f8f2" loext:opacity="100%" style:font-name="Monaco" fo:font-size="9pt"/>
    </style:style>
    <style:style style:name="P5" style:family="paragraph" style:parent-style-name="Preformatted_20_Text">
      <loext:graphic-properties draw:fill="solid" draw:fill-color="#23241f" draw:opacity="100%"/>
      <style:paragraph-properties fo:margin-top="0.132cm" fo:margin-bottom="0.132cm" style:contextual-spacing="false" fo:line-height="172%" fo:background-color="#23241f" fo:padding-left="0.265cm" fo:padding-right="0cm" fo:padding-top="0.132cm" fo:padding-bottom="0.132cm" fo:border-left="0.06pt solid #e4e5e6" fo:border-right="none" fo:border-top="0.06pt solid #e4e5e6" fo:border-bottom="0.06pt solid #e4e5e6"/>
    </style:style>
    <style:style style:name="P6" style:family="paragraph" style:parent-style-name="Quotations">
      <style:paragraph-properties fo:margin-left="0cm" fo:margin-right="0cm" fo:margin-top="0.132cm" fo:margin-bottom="0.265cm" style:contextual-spacing="false" fo:text-indent="0cm" style:auto-text-indent="false" fo:padding-left="0.423cm" fo:padding-right="0cm" fo:padding-top="0cm" fo:padding-bottom="0cm" fo:border-left="3pt solid #cccccc" fo:border-right="none" fo:border-top="none" fo:border-bottom="none"/>
    </style:style>
    <style:style style:name="P7" style:family="paragraph" style:parent-style-name="Quotations">
      <style:paragraph-properties fo:margin-left="0cm" fo:margin-right="0cm" fo:margin-top="0.132cm" fo:margin-bottom="0.265cm" style:contextual-spacing="false" fo:text-indent="0cm" style:auto-text-indent="false" fo:padding-left="0.423cm" fo:padding-right="0cm" fo:padding-top="0cm" fo:padding-bottom="0cm" fo:border-left="3pt solid #cccccc" fo:border-right="none" fo:border-top="none" fo:border-bottom="none"/>
      <style:text-properties fo:color="#212338" loext:opacity="100%" style:font-name="system-ui" fo:font-size="11.25pt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  <style:text-properties fo:color="#212338" loext:opacity="100%" style:font-name="system-ui" fo:font-size="11.25pt" fo:letter-spacing="normal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  <style:text-properties fo:color="#212338" loext:opacity="100%" style:font-name="system-ui" fo:font-size="11.25pt" fo:letter-spacing="normal" fo:background-color="transparent"/>
    </style:style>
    <style:style style:name="P10" style:family="paragraph" style:parent-style-name="Text_20_body" style:list-style-name="L2">
      <style:paragraph-properties fo:margin-top="0cm" fo:margin-bottom="0.265cm" style:contextual-spacing="false"/>
      <style:text-properties fo:color="#212338" loext:opacity="100%" style:font-name="system-ui" fo:font-size="11.25pt"/>
    </style:style>
    <style:style style:name="P11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</style:style>
    <style:style style:name="P12" style:family="paragraph" style:parent-style-name="Text_20_body" style:list-style-name="L1">
      <style:paragraph-properties fo:margin-top="0cm" fo:margin-bottom="0.265cm" style:contextual-spacing="false"/>
    </style:style>
    <style:style style:name="P13" style:family="paragraph" style:parent-style-name="Text_20_body" style:list-style-name="L2">
      <style:paragraph-properties fo:margin-top="0cm" fo:margin-bottom="0.265cm" style:contextual-spacing="false"/>
    </style:style>
    <style:style style:name="P14" style:family="paragraph" style:parent-style-name="Text_20_body" style:list-style-name="L3">
      <style:paragraph-properties fo:margin-top="0cm" fo:margin-bottom="0.265cm" style:contextual-spacing="false"/>
    </style:style>
    <style:style style:name="T1" style:family="text">
      <style:text-properties fo:color="#212338" loext:opacity="100%" style:font-name="system-ui" fo:font-size="11.25pt"/>
    </style:style>
    <style:style style:name="T2" style:family="text">
      <style:text-properties fo:color="#212338" loext:opacity="100%" style:font-name="system-ui" fo:font-size="11.25pt" fo:background-color="transparent" loext:char-shading-value="0"/>
    </style:style>
    <style:style style:name="T3" style:family="text">
      <style:text-properties fo:color="#212338" loext:opacity="100%" style:font-name="system-ui" fo:font-size="11.25pt" fo:letter-spacing="normal"/>
    </style:style>
    <style:style style:name="T4" style:family="text">
      <style:text-properties fo:color="#212338" loext:opacity="100%" style:font-name="system-ui" fo:font-size="11.25pt" fo:letter-spacing="normal" fo:background-color="transparent" loext:char-shading-value="0"/>
    </style:style>
    <style:style style:name="T5" style:family="text">
      <style:text-properties fo:color="#212338" loext:opacity="100%" style:font-name="Monaco" fo:font-size="9pt" fo:background-color="#f0f0f0" loext:char-shading-value="0" loext:padding="0cm" loext:border="none"/>
    </style:style>
    <style:style style:name="T6" style:family="text">
      <style:text-properties fo:color="#212338" loext:opacity="100%" style:font-name="Monaco" fo:font-size="9pt" fo:letter-spacing="normal" fo:background-color="#f0f0f0" loext:char-shading-value="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u primeiro script</text:h>
      <text:h text:style-name="P2" text:outline-level="2">Repositório</text:h>
      <text:p text:style-name="P8">Antes de começar a programar seu primeiro script será necessário criar um repositório no github, neste local vamos armazenar e controlar o histórico de alterações do programa.</text:p>
      <text:p text:style-name="P11"><text:span text:style-name="T3">Para um criar o repositório, após fazer login no github acesse </text:span><text:span text:style-name="T4">https://github.com/new</text:span><text:span text:style-name="T3"> basta preencher o nome com </text:span><text:span text:style-name="Source_20_Text"><text:span text:style-name="T6">python-base</text:span></text:span><text:span text:style-name="T3"> e clicar em create repository.</text:span></text:p>
      <text:p text:style-name="P8">O seu novo repositório estará acessível em:</text:p>
      <text:p text:style-name="P9">https://github.com/USERNAME/python-base</text:p>
      <text:p text:style-name="P6"><text:span text:style-name="Strong_20_Emphasis"><text:span text:style-name="T1">USERNAME</text:span></text:span><text:span text:style-name="T1"> deve ser substituido pelo seu nome de usuário do github.</text:span></text:p>
      <text:h text:style-name="P3" text:outline-level="3">Configure seu github</text:h>
      <text:p text:style-name="P8">O primeiro passo é certificar que localmente no seu computador ou no terminal em que você está usando para o treinamento você possui o git e ele esteja configurado para seu usuário, basta digitar os comandos:</text:p>
      <text:p text:style-name="P7">Substitua "Seu Nome" pelo seu nome completo</text:p>
      <text:p text:style-name="P4">git config --global user.name "Seu Nome"</text:p>
      <text:p text:style-name="P7">Substitua "email@domain" pelo seu verdadeiro e-mail, o mesmo utilizado no github</text:p>
      <text:p text:style-name="P4">git config --global user.email "email@domain"</text:p>
      <text:p text:style-name="P8">Opcionalmente, você pode dizer ao git qual seu editor de código favorito</text:p>
      <text:p text:style-name="P7">Substitua "micro" pelo seu editor de escolha ex: vim, nano, code, sublime</text:p>
      <text:p text:style-name="P4">git config --global core.editor "micro"</text:p>
      <text:h text:style-name="P3" text:outline-level="3">Clone</text:h>
      <text:p text:style-name="P8">Agora que seu git está configurado, vamos fazer o clone do seu repositório este processo vai criar uma cópia do repositório na sua máquina local.</text:p>
      <text:p text:style-name="P8">Para fazer o clone existem alguns detalhes:</text:p>
      <text:list xml:id="list1475657137" text:style-name="L1">
        <text:list-item>
          <text:p text:style-name="P12"><text:span text:style-name="T1">Escolha o caminho onde vai armazenar seu projeto, eu por exemplo coloco na minha pastas de usuário em um subdiretório </text:span><text:soft-page-break/><text:span text:style-name="T1">chamado </text:span><text:span text:style-name="Source_20_Text"><text:span text:style-name="T5">Projects</text:span></text:span><text:span text:style-name="T1"> ex: </text:span><text:span text:style-name="Source_20_Text"><text:span text:style-name="T5">~/Projects</text:span></text:span><text:span text:style-name="T1"> acesse esta pasta antes de fazer o clone, você pode escolher o local que preferir.</text:span></text:p>
        </text:list-item>
      </text:list>
      <text:p text:style-name="P4">mkdir ~/Projects <text:s/># caso ainda não exista</text:p>
      <text:p text:style-name="P4">cd ~/Projects</text:p>
      <text:list xml:id="list330696886" text:style-name="L2">
        <text:list-item>
          <text:p text:style-name="P13"><text:span text:style-name="T1">Agora você precisa escolher entre 2 modos de autenticação, o github suporta </text:span><text:span text:style-name="Source_20_Text"><text:span text:style-name="T5">https</text:span></text:span><text:span text:style-name="T1"> e </text:span><text:span text:style-name="Source_20_Text"><text:span text:style-name="T5">ssh</text:span></text:span><text:span text:style-name="T1">, o </text:span><text:span text:style-name="Source_20_Text"><text:span text:style-name="T5">ssh</text:span></text:span><text:span text:style-name="T1"> é o mais seguro e recomendado, mas exige que você tenha suas chaves SSH configuradas, você pode ver como fazer isso aqui: </text:span><text:span text:style-name="T2">https://docs.github.com/pt/authentication/connecting-to-github-with-ssh</text:span></text:p>
        </text:list-item>
        <text:list-item>
          <text:p text:style-name="P10">Efetue o clone</text:p>
        </text:list-item>
      </text:list>
      <text:p text:style-name="P11"><text:span text:style-name="T3">Por </text:span><text:span text:style-name="Source_20_Text"><text:span text:style-name="T6">https</text:span></text:span><text:span text:style-name="T3"> (não precisa de SSH, só tem que informar usuario e senha quando for alterar o repositório)</text:span></text:p>
      <text:p text:style-name="P4">git clone https://github.com/USERNAME/python-base</text:p>
      <text:p text:style-name="P11"><text:span text:style-name="T3">por </text:span><text:span text:style-name="Source_20_Text"><text:span text:style-name="T6">SSH</text:span></text:span><text:span text:style-name="T3"> (vantagem é não precisar informar usuário e senha quando alterarmos o repositório)</text:span></text:p>
      <text:p text:style-name="P4">git clone git@github.com:USERNAME/python-base.git</text:p>
      <text:p text:style-name="P8">Acesse seu repositório</text:p>
      <text:p text:style-name="P4">cd python-base</text:p>
      <text:p text:style-name="P8">Durante o treinamento usaremos com frequencia os seguintes comandos do git:</text:p>
      <text:list xml:id="list1065967675" text:style-name="L3">
        <text:list-item>
          <text:p text:style-name="P14"><text:span text:style-name="Source_20_Text"><text:span text:style-name="T5">git status</text:span></text:span><text:span text:style-name="T1"> para verificar o estado dos arquivos e se existem mudanças a aplicar</text:span></text:p>
        </text:list-item>
        <text:list-item>
          <text:p text:style-name="P14"><text:span text:style-name="Source_20_Text"><text:span text:style-name="T5">git add</text:span></text:span><text:span text:style-name="T1"> para adicionar arquivos novos e adicionar mudanças em arquivos existentes</text:span></text:p>
        </text:list-item>
        <text:list-item>
          <text:p text:style-name="P14"><text:span text:style-name="Source_20_Text"><text:span text:style-name="T5">git commit</text:span></text:span><text:span text:style-name="T1"> para confirmar uma alteração e marcar um </text:span><text:span text:style-name="Strong_20_Emphasis"><text:span text:style-name="T1">checkpoint</text:span></text:span><text:span text:style-name="T1"> no histórico do repositório</text:span></text:p>
        </text:list-item>
        <text:list-item>
          <text:p text:style-name="P14"><text:span text:style-name="Source_20_Text"><text:span text:style-name="T5">git push</text:span></text:span><text:span text:style-name="T1"> para enviar as mudanças locais para o github</text:span></text:p>
        </text:list-item>
        <text:list-item>
          <text:p text:style-name="P14"><text:span text:style-name="Source_20_Text"><text:span text:style-name="T5">git pull</text:span></text:span><text:span text:style-name="T1"> para baixar mudanças do github para o local</text:span></text:p>
        </text:list-item>
        <text:list-item>
          <text:p text:style-name="P14"><text:span text:style-name="Source_20_Text"><text:span text:style-name="T5">git commit -p</text:span></text:span><text:span text:style-name="T1"> para o commit em modo interativo</text:span></text:p>
        </text:list-item>
      </text:list>
      <text:h text:style-name="P2" text:outline-level="2">Seu Primeiro Script :)</text:h>
      <text:p text:style-name="P8">Obrigatoriamente seu primeiro script deve ser um programa que imprime na tela a frase "Hello, World!"</text:p>
      <text:p text:style-name="P8">Um script nada mais é do que o conjunto de comandos que enviamos individualmente ao interpretador mas de uma forma organizada em um único arquivo.</text:p>
      <text:p text:style-name="P8">Da mesma forma que é possível executar</text:p>
      <text:p text:style-name="P4"><text:soft-page-break/>python -c "print('Hello, World!')"</text:p>
      <text:p text:style-name="P4">python -c "print(1 + 1)"</text:p>
      <text:p text:style-name="P8">VocÊ pode criar um arquivo e colocar os comandos em sequencia, linha a linha dentro dele.</text:p>
      <text:p text:style-name="P7">utilize o editor de sua preferencia para criar um arquivo</text:p>
      <text:p text:style-name="P4">micro hello.py</text:p>
      <text:p text:style-name="P8">Com o editor aberto coloque o conteúdo do seu script.</text:p>
      <text:p text:style-name="P4">print("Hello, World!")</text:p>
      <text:p text:style-name="P11"><text:span text:style-name="T3">Salve o script </text:span><text:span text:style-name="Source_20_Text"><text:span text:style-name="T6">ctrl + S</text:span></text:span><text:span text:style-name="T3"> na maioria dos editores e em outro terminal execute</text:span></text:p>
      <text:p text:style-name="P4">python3 hello.py</text:p>
      <text:p text:style-name="P11"><text:span text:style-name="Source_20_Text"><text:span text:style-name="T6">Hello, World!</text:span></text:span></text:p>
      <text:p text:style-name="P6"><text:span text:style-name="T1">repare que usamos </text:span><text:span text:style-name="Source_20_Text"><text:span text:style-name="T5">python3</text:span></text:span><text:span text:style-name="T1"> para ser especifico em relação a versão do python utilizada para executar.</text:span></text:p>
      <text:p text:style-name="P6"><text:span text:style-name="T1">Ao escrever uma nova parte do código é muito importante após efetuar os testes fazer o </text:span><text:span text:style-name="Source_20_Text"><text:span text:style-name="T5">commit</text:span></text:span><text:span text:style-name="T1"> para salvar o código.</text:span></text:p>
      <text:p text:style-name="P4"># exibe o status do repositório</text:p>
      <text:p text:style-name="P4">git status</text:p>
      <text:p text:style-name="P5"/>
      <text:p text:style-name="P4"># adiciona o arquivo novo ou alterado no histórico do git</text:p>
      <text:p text:style-name="P4">git add hello.py</text:p>
      <text:p text:style-name="P5"/>
      <text:p text:style-name="P4"># Efetua um commit marcando a alteração\</text:p>
      <text:p text:style-name="P4">git commit -m "Criado meu primeiro hello world"</text:p>
      <text:p text:style-name="P5"/>
      <text:p text:style-name="P4"># envia as mudanças para o Github</text:p>
      <text:p text:style-name="P4">git push <text:s text:c="2"/># sua senha pode ser pedida aqui caso tenha usado https</text:p>
      <text:h text:style-name="P2" text:outline-level="2"><text:soft-page-break/>Comentários no código</text:h>
      <text:p text:style-name="P8">Em python é possível adicionar partes do código que serão ignoradas pelo interpretador, essas linhas são úteis para adicionar comentários, lembretes e metadados do programa.</text:p>
      <text:p text:style-name="P8">Exemplos</text:p>
      <text:p text:style-name="P4"># Comentário de linha</text:p>
      <text:p text:style-name="P5"/>
      <text:p text:style-name="P4">print("Hello") <text:s/># Comentário de final de linha</text:p>
      <text:p text:style-name="P5"/>
      <text:p text:style-name="P4">"""</text:p>
      <text:p text:style-name="P4">comentário </text:p>
      <text:p text:style-name="P4">multi</text:p>
      <text:p text:style-name="P4">linhas</text:p>
      <text:p text:style-name="P4">"""</text:p>
      <text:p text:style-name="P11"><text:span text:style-name="T3">As linhas iniciadas em </text:span><text:span text:style-name="Source_20_Text"><text:span text:style-name="T6">#</text:span></text:span><text:span text:style-name="T3"> são ignoradas pelo Python assim como tudo que estiver após </text:span><text:span text:style-name="Source_20_Text"><text:span text:style-name="T6">#</text:span></text:span><text:span text:style-name="T3"> em uma linha de código e também todo o contéudo dentro de </text:span><text:span text:style-name="Source_20_Text"><text:span text:style-name="T6">"""</text:span></text:span></text:p>
      <text:h text:style-name="P2" text:outline-level="2">Shebang</text:h>
      <text:p text:style-name="P8">Em ambientes Linux é muito importante definir o comentário especial Shebang, nele especificamos qual interpretador será usado para executar o programa</text:p>
      <text:p text:style-name="P4">#!/usr/bin/env python3</text:p>
      <text:p text:style-name="P5"/>
      <text:p text:style-name="P4">print("Hello, World!")</text:p>
      <text:p text:style-name="P11"><text:span text:style-name="T3">A primeira linha informa o terminal que aquele programa roda com o Python3 da </text:span><text:span text:style-name="Source_20_Text"><text:span text:style-name="T6">env</text:span></text:span><text:span text:style-name="T3"> em execução, esta forma é possivel omitir o interpretador e executar o script diretamente pelo seu nome.</text:span></text:p>
      <text:p text:style-name="P4"># primeiro damos parmissão de execução ao script</text:p>
      <text:p text:style-name="P4">chmod +x hello.py</text:p>
      <text:p text:style-name="P8">Agora podemos executar de 2 formas</text:p>
      <text:p text:style-name="P4"># especificando o interpretador na linha de comando</text:p>
      <text:p text:style-name="P4"><text:soft-page-break/>python3 hello.py</text:p>
      <text:p text:style-name="P4"># usando o interpretador especificado na linha `#!/usr/bin/env python`</text:p>
      <text:p text:style-name="P4">./hello.py</text:p>
      <text:p text:style-name="P11"><text:span text:style-name="T3">A vantagem da segunda forma é que podemos mudar a extensão de </text:span><text:span text:style-name="Source_20_Text"><text:span text:style-name="T6">.py</text:span></text:span><text:span text:style-name="T3"> para </text:span><text:span text:style-name="Source_20_Text"><text:span text:style-name="T6">.exe</text:span></text:span><text:span text:style-name="T3"> por exemplo, ou podemos até remover a extensão e executar </text:span><text:span text:style-name="Source_20_Text"><text:span text:style-name="T6">./hello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BlinkMacSystemFont, 'Segoe UI', Roboto, Oxygen, Ubuntu, Cantarell, 'Droid Sans', 'Helvetica Neue', BlinkMacSystemFont, 'Segoe UI', Roboto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45:32.911229427</meta:creation-date>
    <dc:date>2023-09-10T16:46:26.728377564</dc:date>
    <meta:editing-duration>PT54S</meta:editing-duration>
    <meta:editing-cycles>1</meta:editing-cycles>
    <meta:document-statistic meta:table-count="0" meta:image-count="0" meta:object-count="0" meta:page-count="5" meta:paragraph-count="85" meta:word-count="838" meta:character-count="5157" meta:non-whitespace-character-count="4411"/>
    <meta:generator>LibreOffice/7.3.7.2$Linux_X86_64 LibreOffice_project/30$Build-2</meta:generator>
  </office:meta>
</office:document-meta>
</file>